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a6a6a6" draw:opacity="100%" draw:textarea-horizontal-align="center" draw:textarea-vertical-align="top" draw:auto-grow-height="false" draw:auto-grow-width="false" fo:min-height="2.681cm" fo:min-width="18.752cm" fo:padding-top="0.094cm" fo:padding-bottom="0.094cm" fo:padding-left="0.188cm" fo:padding-right="0.188cm" fo:wrap-option="no-wrap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.423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a6a6a6" draw:opacity="100%"/>
      <style:paragraph-properties fo:margin-left="0cm" fo:margin-right="0cm" fo:margin-top="0.423cm" fo:margin-bottom="0cm" fo:line-height="100%" fo:text-align="center" fo:text-indent="0cm" style:punctuation-wrap="simple" style:writing-mode="lr-tb" style:font-independent-line-spacing="false">
        <style:tab-stops/>
      </style:paragraph-properties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.5pt" style:font-style-asian="normal" style:font-weight-asian="bold" style:font-size-complex="10.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Freeform: Shape 1" draw:style-name="gr1" draw:text-style-name="P2" draw:layer="layout" svg:width="19.127cm" svg:height="2.868cm" svg:x="4.473cm" svg:y="3.733cm">
          <text:p text:style-name="P1"><text:span text:style-name="T1">Some Tex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5cm" svg:x="9.576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20.0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1.4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16:13:41.343000000</meta:creation-date>
    <meta:editing-cycles>1</meta:editing-cycles>
    <meta:editing-duration>P0D</meta:editing-duration>
    <meta:document-statistic meta:object-count="24"/>
    <meta:generator>LibreOfficeDev/6.0.0.0.alpha0$Windows_x86 LibreOffice_project/d88d7c84b7ae584f9a298301fc2f853c66483070</meta:generator>
  </office:meta>
</office:document-meta>
</file>